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2.294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3.302cm" svg:x="3.413cm" svg:y="2.905cm">
          <text:p text:style-name="P1">hmi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93cm" svg:y1="2.016cm" svg:x2="8.62cm" svg:y2="14.081cm">
          <text:p/>
        </draw:line>
        <draw:custom-shape draw:style-name="gr1" draw:text-style-name="P1" draw:layer="layout" svg:width="2.794cm" svg:height="3.302cm" svg:x="3.413cm" svg:y="7.405cm">
          <text:p text:style-name="P1">hmi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3.302cm" svg:x="10.713cm" svg:y="2.905cm">
          <text:p text:style-name="P1">plc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3.302cm" svg:x="10.806cm" svg:y="7.604cm">
          <text:p text:style-name="P1">plc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3.302cm" svg:x="11.16cm" svg:y="11.668cm">
          <text:p text:style-name="P1">c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07cm" svg:y1="4.556cm" svg:x2="10.652cm" svg:y2="4.556cm">
          <text:p/>
        </draw:line>
        <draw:line draw:style-name="gr2" draw:text-style-name="P2" draw:layer="layout" svg:x1="6.308cm" svg:y1="8.956cm" svg:x2="10.753cm" svg:y2="8.956cm">
          <text:p/>
        </draw:line>
        <draw:line draw:style-name="gr2" draw:text-style-name="P2" draw:layer="layout" svg:x1="8.593cm" svg:y1="13.319cm" svg:x2="11.054cm" svg:y2="13.3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8:19.461333167</meta:creation-date>
    <dc:date>2018-06-14T11:11:05.609358365</dc:date>
    <meta:editing-duration>P2DT4H55M39S</meta:editing-duration>
    <meta:editing-cycles>16</meta:editing-cycles>
    <meta:generator>LibreOffice/5.1.6.2$Linux_X86_64 LibreOffice_project/10m0$Build-2</meta:generator>
    <meta:document-statistic meta:object-count="9"/>
  </office:meta>
</office:document-meta>
</file>